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9pt" style:font-name-asian="Monospace" style:font-size-asian="9pt" style:font-name-complex="Monospace" style:font-size-complex="9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7" style:family="paragraph" style:parent-style-name="Standard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8" style:family="paragraph" style:parent-style-name="Standard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T11" style:family="text">
      <style:text-properties fo:color="#000000" style:font-name="Monospace" fo:font-size="8pt" style:font-name-asian="Monospace" style:font-size-asian="8pt" style:font-name-complex="Monospace" style:font-size-complex="8pt"/>
    </style:style>
    <style:style style:name="T12" style:family="text">
      <style:text-properties fo:color="#000000" style:font-name="Monospace" fo:font-weight="bold" style:font-name-asian="Monospace" style:font-weight-asian="bold" style:font-name-complex="Monospace" style:font-weight-complex="bold"/>
    </style:style>
    <style:style style:name="T13" style:family="text">
      <style:text-properties fo:color="#000000" style:font-name="Monospace" style:font-name-asian="Monospace" style:font-name-complex="Monospace"/>
    </style:style>
    <style:style style:name="T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0000c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7" style:family="text">
      <style:text-properties fo:color="#0000c0" style:font-name="Monospace" fo:font-size="9pt" fo:font-style="italic" fo:font-weight="bold" style:font-name-asian="Monospace" style:font-size-asian="9pt" style:font-style-asian="italic" style:font-weight-asian="bold" style:font-name-complex="Monospace" style:font-size-complex="9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x Game Design Doc</text:p>
      <text:p text:style-name="Standard"/>
      <text:p text:style-name="Standard">Public class Hexgame &lt;----main class</text:p>
      <text:p text:style-name="Standard"/>
      <text:p text:style-name="Standard">Public class <text:span text:style-name="T7">HexGameWindow</text:span></text:p>
      <text:p text:style-name="Standard"/>
      <text:p text:style-name="Standard"><text:tab/>makes the widow</text:p>
      <text:p text:style-name="Standard"><text:tab/>holds<text:span text:style-name="T2"> public</text:span><text:span text:style-name="T6"> </text:span><text:span text:style-name="T2">static</text:span><text:span text:style-name="T6"> Canvas </text:span><text:span text:style-name="T16">cPolygons </text:span></text:p>
      <text:p text:style-name="Standard"><text:span text:style-name="T16"><text:tab/></text:span>which itself holds <text:span text:style-name="T14"><text:s/></text:span><text:span text:style-name="T4">private</text:span><text:span text:style-name="T14"> </text:span><text:span text:style-name="T4">class</text:span><text:span text:style-name="T14"> MyListener </text:span><text:span text:style-name="T4">extends</text:span><text:span text:style-name="T14"> MouseAdapter //Not sure if this is <text:tab/><text:tab/><text:tab/><text:tab/><text:tab/><text:tab/><text:tab/><text:tab/><text:tab/><text:tab/><text:tab/>the best solution</text:span></text:p>
      <text:p text:style-name="Standard"/>
      <text:p text:style-name="Standard">Public class <text:span text:style-name="T6">BoardTools </text:span></text:p>
      <text:p text:style-name="P5"/>
      <text:p text:style-name="P5"><text:tab/>holds methods</text:p>
      <text:p text:style-name="Standard"><text:span text:style-name="T9"><text:tab/><text:tab/></text:span><text:span text:style-name="T2">public</text:span><text:span text:style-name="T6"> </text:span><text:span text:style-name="T2">static</text:span><text:span text:style-name="T6"> </text:span><text:span text:style-name="T2">double</text:span><text:span text:style-name="T6"> radiusCalculator(</text:span><text:span text:style-name="T2">int</text:span><text:span text:style-name="T6"> w, </text:span><text:span text:style-name="T2">int</text:span><text:span text:style-name="T6"> h,</text:span><text:span text:style-name="T2">int</text:span><text:span text:style-name="T6"> n)</text:span></text:p>
      <text:p text:style-name="Standard"><text:span text:style-name="T2"><text:tab/><text:tab/>public</text:span><text:span text:style-name="T6"> </text:span><text:span text:style-name="T2">static</text:span><text:span text:style-name="T6"> </text:span><text:span text:style-name="T2">byte</text:span><text:span text:style-name="T6">[][] peaceGrid() //no need to pass the the hexes[][] <text:tab/><text:tab/><text:tab/><text:tab/><text:tab/><text:tab/><text:tab/><text:tab/>as hexes[][] is globle</text:span></text:p>
      <text:p text:style-name="P5"><text:tab/><text:tab/></text:p>
      <text:p text:style-name="Standard"/>
      <text:p text:style-name="Standard">Public class <text:span text:style-name="T6">GameAction</text:span></text:p>
      <text:p text:style-name="Standard"/>
      <text:p text:style-name="Standard"><text:tab/>holds methods</text:p>
      <text:p text:style-name="Standard"><text:tab/><text:tab/><text:span text:style-name="T2">public</text:span><text:span text:style-name="T6"> </text:span><text:span text:style-name="T2">static</text:span><text:span text:style-name="T6"> </text:span><text:span text:style-name="T2">void</text:span><text:span text:style-name="T6"> updateBoard()// fixed Sam Laane</text:span></text:p>
      <text:p text:style-name="Standard"><text:span text:style-name="T6"><text:tab/><text:tab/></text:span><text:span text:style-name="T2">public</text:span><text:span text:style-name="T6"> </text:span><text:span text:style-name="T2">static</text:span><text:span text:style-name="T6"> </text:span><text:span text:style-name="T2">void</text:span><text:span text:style-name="T6"> getPlayersTurn(byte playerNumber) //working, at <text:tab/><text:tab/><text:tab/><text:tab/><text:tab/><text:tab/><text:tab/><text:tab/><text:tab/><text:tab/><text:tab/><text:tab/><text:tab/>least</text:span></text:p>
      <text:p text:style-name="P9"><text:span text:style-name="T12"><text:tab/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setPiece(RegularPolygonGameObject h)</text:span><text:span text:style-name="T13"> //Used by <text:tab/><text:tab/><text:tab/><text:tab/><text:tab/><text:tab/><text:tab/><text:tab/><text:tab/>myListener to tell it what was pressed</text:span></text:p>
      <text:p text:style-name="Standard"><text:span text:style-name="T2"><text:tab/><text:tab/>public</text:span><text:span text:style-name="T6"> </text:span><text:span text:style-name="T2">static</text:span><text:span text:style-name="T6"> </text:span><text:span text:style-name="T2">void</text:span><text:span text:style-name="T6"> getAiTurn(byte[x][y]) //to do</text:span></text:p>
      <text:p text:style-name="Standard"><text:span text:style-name="T6"><text:tab/><text:tab/></text:span><text:span text:style-name="T2">public</text:span><text:span text:style-name="T6"> </text:span><text:span text:style-name="T2">static</text:span><text:span text:style-name="T6"> </text:span><text:span text:style-name="T2">boolean</text:span><text:span text:style-name="T6"> checkForVictory(byte playerNumber) </text:span><text:span text:style-name="T11">//I will do this</text:span></text:p>
      <text:p text:style-name="Standard"><text:span text:style-name="T6"><text:tab/><text:tab/></text:span> </text:p>
      <text:p text:style-name="Standard"/>
      <text:p text:style-name="Standard"/>
      <text:p text:style-name="Standard">Public class<text:span text:style-name="T6"> Global </text:span></text:p>
      <text:p text:style-name="P5"><text:tab/>holds global variables </text:p>
      <text:p text:style-name="P1"><text:span text:style-name="T1"><text:tab/><text:tab/>public</text:span><text:span text:style-name="T5"> </text:span><text:span text:style-name="T1">static</text:span><text:span text:style-name="T5"> </text:span><text:span text:style-name="T1">int</text:span><text:span text:style-name="T5"> </text:span><text:span text:style-name="T15">windowHeight</text:span><text:span text:style-name="T5">=600;</text:span></text:p>
      <text:p text:style-name="P1"><text:span text:style-name="T1"><text:tab/><text:tab/>public</text:span><text:span text:style-name="T5"> </text:span><text:span text:style-name="T1">static</text:span><text:span text:style-name="T5"> </text:span><text:span text:style-name="T1">int</text:span><text:span text:style-name="T5"> </text:span><text:span text:style-name="T15">windowWidth</text:span><text:span text:style-name="T5">=800;</text:span></text:p>
      <text:p text:style-name="P2"><text:span text:style-name="T1">public</text:span><text:span text:style-name="T5"> </text:span><text:span text:style-name="T1">static</text:span><text:span text:style-name="T5"> RegularPolygonGameObject[][] </text:span><text:span text:style-name="T15">gamePeace</text:span><text:span text:style-name="T5"> = </text:span><text:span text:style-name="T1">new</text:span><text:span text:style-name="T5"> RegularPolygonGameObject[7][7];</text:span></text:p>
      <text:p text:style-name="P1"><text:span text:style-name="T1"><text:tab/><text:tab/>public</text:span><text:span text:style-name="T5"> </text:span><text:span text:style-name="T1">static</text:span><text:span text:style-name="T5"> Shape[][] </text:span><text:span text:style-name="T15">hexes</text:span><text:span text:style-name="T5"> = </text:span><text:span text:style-name="T17">gamePeace</text:span><text:span text:style-name="T5">;</text:span></text:p>
      <text:p text:style-name="P3"/>
      <text:p text:style-name="Standard"/>
      <text:p text:style-name="Standard">Public class <text:span text:style-name="T7">RegularPolygonGameObject </text:span></text:p>
      <text:p text:style-name="P8"/>
      <text:p text:style-name="P8"/>
      <text:p text:style-name="Standard"><text:span text:style-name="T8">RegularPolygon</text:span><text:span text:style-name="T3"> hex = new</text:span><text:span text:style-name="T7"> RegularPolygon </text:span></text:p>
      <text:p text:style-name="P6"/>
      <text:p text:style-name="P7"><text:tab/>methods</text:p>
      <text:p text:style-name="Standard"><text:span text:style-name="T10"><text:tab/><text:tab/></text:span><text:span text:style-name="T2">public</text:span><text:span text:style-name="T6"> </text:span><text:span text:style-name="T2">void</text:span><text:span text:style-name="T6"> setTeam(</text:span><text:span text:style-name="T2">byte</text:span><text:span text:style-name="T6"> t){</text:span></text:p>
      <text:p text:style-name="P4"><text:tab/><text:tab/></text:p>
      <text:p text:style-name="P1"><text:span text:style-name="T5"><text:tab/><text:tab/></text:span><text:span text:style-name="T1">public</text:span><text:span text:style-name="T5"> </text:span><text:span text:style-name="T1">static</text:span><text:span text:style-name="T5"> </text:span><text:span text:style-name="T1">boolean</text:span><text:span text:style-name="T5"> checkWin(</text:span><text:span text:style-name="T1">int</text:span><text:span text:style-name="T5"> x, </text:span><text:span text:style-name="T1">int</text:span><text:span text:style-name="T5"> y){</text:span></text:p>
      <text:p text:style-name="P4"><text:tab/></text:p>
      <text:p text:style-name="P1"><text:span text:style-name="T5"><text:tab/><text:tab/></text:span><text:span text:style-name="T1">public</text:span><text:span text:style-name="T5"> </text:span><text:span text:style-name="T1">void</text:span><text:span text:style-name="T5"> setColor(Color c)</text:span></text:p>
      <text:p text:style-name="P4"><text:tab/><text:tab/></text:p>
      <text:p text:style-name="P1"><text:span text:style-name="T5"><text:tab/><text:tab/></text:span><text:span text:style-name="T1">public</text:span><text:span text:style-name="T5"> Color gitColor(Color c)</text:span></text:p>
      <text:p text:style-name="P4"><text:tab/><text:tab/></text:p>
      <text:p text:style-name="P6"><text:soft-page-break/>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1-10-12T13:38:38</meta:creation-date>
    <dc:date>2011-10-19T00:14:25.27</dc:date>
    <meta:editing-duration>P2DT10H43M5S</meta:editing-duration>
    <meta:editing-cycles>5</meta:editing-cycles>
    <meta:generator>LibreOffice/3.3$Win32 LibreOffice_project/330m19$Build-301</meta:generator>
    <meta:document-statistic meta:table-count="0" meta:image-count="0" meta:object-count="0" meta:page-count="2" meta:paragraph-count="36" meta:word-count="169" meta:character-count="1357"/>
  </office:meta>
</office:document-meta>
</file>